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2" style:family="table">
      <style:table-properties style:width="7.765cm" fo:margin-left="4.538cm" table:align="left"/>
    </style:style>
    <style:style style:name="Tabla2.A" style:family="table-column">
      <style:table-column-properties style:column-width="3.969cm"/>
    </style:style>
    <style:style style:name="Tabla2.B" style:family="table-column">
      <style:table-column-properties style:column-width="3.796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1" style:family="table">
      <style:table-properties style:width="7.9cm" table:align="center" fo:background-color="transparent">
        <style:background-image/>
      </style:table-properties>
    </style:style>
    <style:style style:name="Tabla1.A" style:family="table-column">
      <style:table-column-properties style:column-width="3.911cm"/>
    </style:style>
    <style:style style:name="Tabla1.B" style:family="table-column">
      <style:table-column-properties style:column-width="3.99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1b841c" officeooo:paragraph-rsid="0009055e" style:font-size-asian="14pt" style:font-size-complex="16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Ubuntu" fo:font-size="20pt" officeooo:rsid="001b841c" officeooo:paragraph-rsid="0009055e" style:font-size-asian="20pt" style:font-size-complex="20pt"/>
    </style:style>
    <style:style style:name="P3" style:family="paragraph" style:parent-style-name="Standard">
      <style:text-properties style:font-name="Ubuntu" fo:font-size="12pt" officeooo:rsid="00218d4f" officeooo:paragraph-rsid="0009055e" style:font-size-asian="12pt" style:font-size-complex="12pt"/>
    </style:style>
    <style:style style:name="P4" style:family="paragraph" style:parent-style-name="Table_20_Contents">
      <style:paragraph-properties fo:margin-top="0.503cm" fo:margin-bottom="0.503cm" style:contextual-spacing="false" fo:text-align="center" style:justify-single-word="false"/>
      <style:text-properties style:font-name="Ubuntu" fo:font-size="12pt" officeooo:rsid="000ce5c1" officeooo:paragraph-rsid="000ce5c1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2pt" officeooo:rsid="000ce5c1" officeooo:paragraph-rsid="000ce5c1" style:font-size-asian="12pt" style:font-size-complex="12pt"/>
    </style:style>
    <style:style style:name="P6" style:family="paragraph" style:parent-style-name="Standard">
      <style:text-properties style:font-name="Ubuntu" fo:font-size="12pt" fo:font-weight="bold" officeooo:rsid="000abf30" officeooo:paragraph-rsid="000abf30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Ubuntu" fo:font-size="12pt" fo:font-weight="normal" officeooo:rsid="000abf30" officeooo:paragraph-rsid="000abf30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font-weight="normal" officeooo:rsid="000abf30" officeooo:paragraph-rsid="000abf30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2pt" style:text-underline-style="solid" style:text-underline-width="auto" style:text-underline-color="font-color" fo:font-weight="normal" officeooo:rsid="000abf30" officeooo:paragraph-rsid="000abf30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Ubuntu" fo:font-size="12pt" style:text-underline-style="solid" style:text-underline-width="auto" style:text-underline-color="font-color" officeooo:rsid="000ce5c1" officeooo:paragraph-rsid="000ce5c1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size="12pt" style:text-underline-style="solid" style:text-underline-width="auto" style:text-underline-color="font-color" officeooo:rsid="000ce5c1" officeooo:paragraph-rsid="000ce5c1" style:font-size-asian="12pt" style:font-size-complex="12pt"/>
    </style:style>
    <style:style style:name="P12" style:family="paragraph" style:parent-style-name="Standard">
      <style:text-properties style:font-name="Ubuntu" fo:font-size="12pt" style:text-underline-style="none" fo:font-weight="normal" officeooo:rsid="000b177d" officeooo:paragraph-rsid="000b177d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Ubuntu" style:text-underline-style="solid" style:text-underline-width="auto" style:text-underline-color="font-color" officeooo:rsid="000ce5c1" officeooo:paragraph-rsid="000ce5c1"/>
    </style:style>
    <style:style style:name="P14" style:family="paragraph" style:parent-style-name="Table_20_Contents">
      <style:paragraph-properties fo:text-align="center" style:justify-single-word="false"/>
      <style:text-properties style:font-name="Ubuntu" officeooo:rsid="000ce5c1" officeooo:paragraph-rsid="000ce5c1"/>
    </style:style>
    <style:style style:name="P15" style:family="paragraph" style:parent-style-name="Table_20_Contents">
      <style:paragraph-properties fo:margin-top="0.402cm" fo:margin-bottom="0.402cm" style:contextual-spacing="false" fo:text-align="center" style:justify-single-word="false"/>
      <style:text-properties style:font-name="Ubuntu" officeooo:rsid="000ce5c1" officeooo:paragraph-rsid="000ce5c1"/>
    </style:style>
    <style:style style:name="P16" style:family="paragraph" style:parent-style-name="Table_20_Contents">
      <style:paragraph-properties fo:margin-top="0.402cm" fo:margin-bottom="0.402cm" style:contextual-spacing="false" fo:text-align="center" style:justify-single-word="false"/>
      <style:text-properties style:font-name="Ubuntu" officeooo:rsid="000ce5c1" officeooo:paragraph-rsid="000ce5c1"/>
    </style:style>
    <style:style style:name="P17" style:family="paragraph" style:parent-style-name="Standard" style:list-style-name="L1">
      <style:text-properties style:font-name="Ubuntu" fo:font-size="12pt" officeooo:rsid="001b841c" officeooo:paragraph-rsid="0009055e" style:font-size-asian="12pt" style:font-size-complex="12pt"/>
    </style:style>
    <style:style style:name="P18" style:family="paragraph" style:parent-style-name="Standard" style:list-style-name="L1">
      <style:text-properties style:font-name="Ubuntu" fo:font-size="12pt" officeooo:rsid="00218d4f" officeooo:paragraph-rsid="0009055e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Ubuntu" fo:font-size="12pt" style:text-underline-style="none" fo:font-weight="normal" officeooo:rsid="000abf30" officeooo:paragraph-rsid="000abf30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font-name="Ubuntu" fo:font-size="12pt" style:text-underline-style="none" fo:font-weight="normal" officeooo:rsid="000b177d" officeooo:paragraph-rsid="000b177d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text-properties style:font-name="Ubuntu" fo:font-size="12pt" style:text-underline-style="none" fo:font-weight="normal" officeooo:rsid="000b177d" officeooo:paragraph-rsid="000cbb5b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Ubuntu" fo:font-size="12pt" style:text-underline-style="none" fo:font-weight="normal" officeooo:rsid="000b177d" officeooo:paragraph-rsid="000c5f54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Ubuntu" fo:font-size="12pt" style:text-underline-style="none" fo:font-weight="normal" officeooo:rsid="000cbb5b" officeooo:paragraph-rsid="000cbb5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ee3f" officeooo:paragraph-rsid="000eee3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ee3f" officeooo:paragraph-rsid="000fc6e2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normal" officeooo:rsid="000eee3f" officeooo:paragraph-rsid="000eee3f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normal" officeooo:rsid="000eee3f" officeooo:paragraph-rsid="000fc6e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0086e" officeooo:paragraph-rsid="0010086e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10086e" officeooo:paragraph-rsid="0010086e" style:font-size-asian="10.5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11d4e8" officeooo:paragraph-rsid="0011d4e8" style:font-size-asian="10.5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122d84" officeooo:paragraph-rsid="00122d8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22d84" officeooo:paragraph-rsid="00122d84" style:font-size-asian="10.5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122d84" officeooo:paragraph-rsid="00122d84" style:font-size-asian="10.5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12ab0f" officeooo:paragraph-rsid="0012ab0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638e1" officeooo:paragraph-rsid="001638e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20fb" officeooo:paragraph-rsid="001720fb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Ubuntu" fo:font-size="12pt" style:text-underline-style="none" fo:font-weight="bold" officeooo:rsid="000cbb5b" officeooo:paragraph-rsid="000cbb5b" style:font-size-asian="10.5pt" style:font-weight-asian="bold" style:font-size-complex="12pt" style:font-weight-complex="bold"/>
    </style:style>
    <style:style style:name="P38" style:family="paragraph" style:parent-style-name="Standard" style:list-style-name="L2">
      <style:text-properties style:font-name="Ubuntu" fo:font-size="12pt" fo:font-weight="normal" officeooo:rsid="000abf30" officeooo:paragraph-rsid="000abf30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text-properties style:font-name="Ubuntu" fo:font-size="12pt" fo:font-weight="normal" officeooo:rsid="000abf30" officeooo:paragraph-rsid="000b177d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text-properties style:font-name="Ubuntu" fo:font-size="12pt" fo:font-weight="normal" officeooo:rsid="000abf30" officeooo:paragraph-rsid="000c5f54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abf30" officeooo:paragraph-rsid="000abf30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abf30" officeooo:paragraph-rsid="000b177d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abf30" officeooo:paragraph-rsid="000c5f54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b177d" officeooo:paragraph-rsid="000b177d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text-properties style:font-name="Ubuntu" fo:font-size="12pt" style:text-underline-style="solid" style:text-underline-width="auto" style:text-underline-color="font-color" fo:font-weight="normal" officeooo:rsid="000b177d" officeooo:paragraph-rsid="000cbb5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solid" style:text-underline-width="auto" style:text-underline-color="font-color" fo:font-weight="normal" officeooo:rsid="00122d84" officeooo:paragraph-rsid="00122d8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638e1" officeooo:paragraph-rsid="001638e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10086e" officeooo:paragraph-rsid="0010086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Ubuntu" fo:font-size="20pt" style:text-underline-style="none" fo:font-weight="normal" officeooo:rsid="000eee3f" officeooo:paragraph-rsid="000eee3f" style:font-size-asian="17.5pt" style:font-weight-asian="normal" style:font-size-complex="20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officeooo:rsid="0010086e" officeooo:paragraph-rsid="0010086e" style:font-size-asian="12.25pt" style:font-weight-asian="normal" style:font-size-complex="14pt" style:font-weight-complex="normal"/>
    </style:style>
    <style:style style:name="T1" style:family="text">
      <style:text-properties officeooo:rsid="001f8672"/>
    </style:style>
    <style:style style:name="T2" style:family="text">
      <style:text-properties officeooo:rsid="00201e9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c5f54"/>
    </style:style>
    <style:style style:name="T5" style:family="text">
      <style:text-properties style:text-underline-style="none" officeooo:rsid="000cbb5b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b177d"/>
    </style:style>
    <style:style style:name="T8" style:family="text">
      <style:text-properties officeooo:rsid="000c5f54"/>
    </style:style>
    <style:style style:name="T9" style:family="text">
      <style:text-properties officeooo:rsid="000cbb5b"/>
    </style:style>
    <style:style style:name="T10" style:family="text">
      <style:text-properties officeooo:rsid="000fc6e2"/>
    </style:style>
    <style:style style:name="T11" style:family="text">
      <style:text-properties officeooo:rsid="0011d4e8"/>
    </style:style>
    <style:style style:name="T12" style:family="text">
      <style:text-properties officeooo:rsid="0012ab0f"/>
    </style:style>
    <style:style style:name="T13" style:family="text">
      <style:text-properties officeooo:rsid="001638e1"/>
    </style:style>
    <style:style style:name="T14" style:family="text">
      <style:text-properties officeooo:rsid="001720f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o empezar a hacer tablas de entidad-reacion</text:p>
      <text:p text:style-name="P1"/>
      <text:list xml:id="list439609242" text:style-name="L1">
        <text:list-item>
          <text:p text:style-name="P17">restricciones de identificacion <text:span text:style-name="T1">(de ID a E)</text:span></text:p>
        </text:list-item>
        <text:list-item>
          <text:p text:style-name="P17">relaciones 1:1 con cardinalidades (1,1) y (1,1)</text:p>
        </text:list-item>
        <text:list-item>
          <text:p text:style-name="P17">una tabla por cada entidad</text:p>
          <text:list>
            <text:list-item>
              <text:p text:style-name="P17">comenzar con las entidades que solo tengan una relacion</text:p>
            </text:list-item>
          </text:list>
        </text:list-item>
        <text:list-item>
          <text:p text:style-name="P17">relaciones 1:N</text:p>
        </text:list-item>
        <text:list-item>
          <text:p text:style-name="P17">relaciones N:<text:span text:style-name="T2">M</text:span></text:p>
        </text:list-item>
        <text:list-item>
          <text:p text:style-name="P18"><text:span text:style-name="T2">S</text:span>upertipos</text:p>
        </text:list-item>
        <text:list-item>
          <text:p text:style-name="P18">Ternarias</text:p>
        </text:list-item>
      </text:list>
      <text:p text:style-name="P3"/>
      <text:p text:style-name="P3"/>
      <text:p text:style-name="P6">Tipos de relaciones</text:p>
      <text:p text:style-name="P7">Relacion 1:N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rows-spanned="2" office:value-type="string">
            <text:p text:style-name="P4">A (0,1)</text:p>
          </table:table-cell>
          <table:table-cell table:style-name="Tabla2.B1" office:value-type="string">
            <text:p text:style-name="P10">A1</text:p>
          </table:table-cell>
        </table:table-row>
        <table:table-row>
          <table:covered-table-cell table:style-name="Tabla2.A1"/>
          <table:table-cell table:style-name="Tabla2.B2" office:value-type="string">
            <text:p text:style-name="P5">A2</text:p>
          </table:table-cell>
        </table:table-row>
        <table:table-row>
          <table:table-cell table:style-name="Tabla2.A3" table:number-rows-spanned="3" office:value-type="string">
            <text:p text:style-name="P4">B (1,N)</text:p>
          </table:table-cell>
          <table:table-cell table:style-name="Tabla2.B2" office:value-type="string">
            <text:p text:style-name="P11">B1</text:p>
          </table:table-cell>
        </table:table-row>
        <table:table-row>
          <table:covered-table-cell table:style-name="Tabla2.A3"/>
          <table:table-cell table:style-name="Tabla2.B2" office:value-type="string">
            <text:p text:style-name="P5">B2</text:p>
          </table:table-cell>
        </table:table-row>
        <table:table-row>
          <table:covered-table-cell table:style-name="Tabla2.A3"/>
          <table:table-cell table:style-name="Tabla2.B2" office:value-type="string">
            <text:p text:style-name="P5">A1</text:p>
          </table:table-cell>
        </table:table-row>
      </table:table>
      <text:p text:style-name="P19"/>
      <text:p text:style-name="P9"/>
      <text:list xml:id="list349618963" text:style-name="L2">
        <text:list-item>
          <text:p text:style-name="P38">A (0,1)<text:tab/> E<text:tab/><text:tab/>B (1,N) Id</text:p>
          <text:list>
            <text:list-item>
              <text:p text:style-name="P41">A1<text:span text:style-name="T3"> - A2<text:tab/><text:tab/></text:span>B1<text:span text:style-name="T3"> – A2 – </text:span>A1</text:p>
            </text:list-item>
          </text:list>
        </text:list-item>
      </text:list>
      <text:p text:style-name="P8"/>
      <text:list xml:id="list202828630788048" text:continue-numbering="true" text:style-name="L2">
        <text:list-item>
          <text:p text:style-name="P38">A (1,1)<text:tab/><text:tab/><text:tab/>B (x,N)</text:p>
          <text:list>
            <text:list-item>
              <text:p text:style-name="P41">A1<text:span text:style-name="T3"> - A2<text:tab/><text:tab/></text:span>B1<text:span text:style-name="T3"> – B2 – A1</text:span></text:p>
            </text:list-item>
          </text:list>
        </text:list-item>
      </text:list>
      <text:p text:style-name="P8"/>
      <text:p text:style-name="P8">Relacion N:M</text:p>
      <text:list xml:id="list202828475514198" text:continue-numbering="true" text:style-name="L2">
        <text:list-item>
          <text:p text:style-name="P38">A (x,N)<text:tab/><text:tab/>B (x,N)</text:p>
          <text:list>
            <text:list-item>
              <text:p text:style-name="P41">A1<text:span text:style-name="T3"> - A2<text:tab/><text:tab/></text:span>B1<text:span text:style-name="T3"> – B2</text:span></text:p>
            </text:list-item>
          </text:list>
        </text:list-item>
        <text:list-item>
          <text:p text:style-name="P20">A_B</text:p>
          <text:list>
            <text:list-item>
              <text:p text:style-name="P20"><text:span text:style-name="T6">A1 - B2</text:span> - A_B1</text:p>
            </text:list-item>
          </text:list>
        </text:list-item>
      </text:list>
      <text:p text:style-name="P12"/>
      <text:p text:style-name="P12">Relacion 1:1</text:p>
      <text:list xml:id="list202829646443446" text:continue-numbering="true" text:style-name="L2">
        <text:list-item>
          <text:p text:style-name="P39">A (<text:span text:style-name="T7">0</text:span>,1)<text:tab/><text:tab/><text:tab/>B (<text:span text:style-name="T7">0</text:span>,<text:span text:style-name="T7">1</text:span>)</text:p>
          <text:list>
            <text:list-item>
              <text:p text:style-name="P42">A1<text:span text:style-name="T3"> - A2<text:tab/><text:tab/></text:span>B1<text:span text:style-name="T3"> – B2</text:span></text:p>
              <text:list>
                <text:list-item>
                  <text:p text:style-name="P20">A_B </text:p>
                  <text:list>
                    <text:list-item>
                      <text:p text:style-name="P44">A1<text:span text:style-name="T3"> – B1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202829289376310" text:continue-numbering="true" text:style-name="L2">
        <text:list-item>
          <text:p text:style-name="P40">A (<text:span text:style-name="T7">0</text:span>,1)<text:tab/><text:tab/><text:tab/>B (<text:span text:style-name="T8">1</text:span>,<text:span text:style-name="T7">1</text:span>)</text:p>
          <text:list>
            <text:list-item>
              <text:p text:style-name="P43">A1<text:span text:style-name="T3"> – A2 - </text:span><text:span text:style-name="T4">B1</text:span><text:span text:style-name="T3"><text:tab/><text:tab/></text:span>B1<text:span text:style-name="T3"> – B2</text:span></text:p>
            </text:list-item>
          </text:list>
        </text:list-item>
      </text:list>
      <text:p text:style-name="P22"/>
      <text:list xml:id="list202828475620568" text:continue-numbering="true" text:style-name="L2">
        <text:list-item>
          <text:p text:style-name="P40">A (<text:span text:style-name="T9">1</text:span>,1)<text:tab/><text:tab/><text:tab/>B (<text:span text:style-name="T8">1</text:span>,<text:span text:style-name="T7">1</text:span>)</text:p>
          <text:list>
            <text:list-item>
              <text:p text:style-name="P21">A_B </text:p>
              <text:list>
                <text:list-item>
                  <text:p text:style-name="P45"><text:span text:style-name="T3">A1 – </text:span><text:span text:style-name="T5">A2 – </text:span>B1<text:span text:style-name="T3"> – </text:span><text:span text:style-name="T5">B2</text:span></text:p>
                </text:list-item>
              </text:list>
            </text:list-item>
          </text:list>
        </text:list-item>
      </text:list>
      <text:p text:style-name="P37"><text:soft-page-break/>Supertipos</text:p>
      <text:p text:style-name="P23"/>
      <text:p text:style-name="P23">Todos con atributos</text:p>
      <text:p text:style-name="P2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15">A</text:p>
          </table:table-cell>
          <table:table-cell table:style-name="Tabla1.B1" office:value-type="string">
            <text:p text:style-name="P13">A1</text:p>
          </table:table-cell>
        </table:table-row>
        <table:table-row table:style-name="Tabla1.1">
          <table:covered-table-cell table:style-name="Tabla1.A1"/>
          <table:table-cell table:style-name="Tabla1.B2" office:value-type="string">
            <text:p text:style-name="P14">A2</text:p>
          </table:table-cell>
        </table:table-row>
        <table:table-row table:style-name="Tabla1.1">
          <table:table-cell table:style-name="Tabla1.A3" table:number-rows-spanned="2" office:value-type="string">
            <text:p text:style-name="P15">B</text:p>
          </table:table-cell>
          <table:table-cell table:style-name="Tabla1.B2" office:value-type="string">
            <text:p text:style-name="P13">A1</text:p>
          </table:table-cell>
        </table:table-row>
        <table:table-row table:style-name="Tabla1.1">
          <table:covered-table-cell table:style-name="Tabla1.A3"/>
          <table:table-cell table:style-name="Tabla1.B2" office:value-type="string">
            <text:p text:style-name="P14">B2</text:p>
          </table:table-cell>
        </table:table-row>
        <table:table-row table:style-name="Tabla1.1">
          <table:table-cell table:style-name="Tabla1.A3" table:number-rows-spanned="2" office:value-type="string">
            <text:p text:style-name="P15">C</text:p>
          </table:table-cell>
          <table:table-cell table:style-name="Tabla1.B2" office:value-type="string">
            <text:p text:style-name="P13">A1</text:p>
          </table:table-cell>
        </table:table-row>
        <table:table-row table:style-name="Tabla1.1">
          <table:covered-table-cell table:style-name="Tabla1.A3"/>
          <table:table-cell table:style-name="Tabla1.B2" office:value-type="string">
            <text:p text:style-name="P14">C2</text:p>
          </table:table-cell>
        </table:table-row>
      </table:table>
      <text:p text:style-name="P23"/>
      <text:p text:style-name="P23"/>
      <text:p text:style-name="P49">Modelo relacional</text:p>
      <text:p text:style-name="P49"/>
      <text:p text:style-name="P24">1:N<text:tab/>propagar la clave en direccion N</text:p>
      <text:p text:style-name="P24">1:N<text:tab/>(e) ademas de propagar, la clave ajena en VNN</text:p>
      <text:p text:style-name="P24">1:N<text:tab/>(Id) ademas de propagar, la clave ajena en PK</text:p>
      <text:p text:style-name="P24"/>
      <text:p text:style-name="P24">N:M<text:tab/>Crear una tabla adicional, en las tablas de las entidades que tienen dos claves <text:tab/>ajenas con los campos clave de cada de las entidades y estas formarán la clave <text:tab/>primária.</text:p>
      <text:p text:style-name="P24"/>
      <text:p text:style-name="P25">1:1</text:p>
      <text:list xml:id="list3258323941" text:style-name="L3">
        <text:list-item>
          <text:p text:style-name="P27">(1,1)(1,1) Combinamos todos los atributos de las dos entidades en una sola tabla, donde una de las claves es PK y la otra es UK</text:p>
        </text:list-item>
        <text:list-item>
          <text:p text:style-name="P26">(0,1)(1,1) <text:span text:style-name="T10">Propagamos la clave <text:s/>a la tabla que tenga cardinalidad (0,1) y la establecemos como UK</text:span></text:p>
        </text:list-item>
        <text:list-item>
          <text:p text:style-name="P26"><text:span text:style-name="T10">(0,1)(0,1) Creamos una tabla adicional que representa la relación donde tenemos la clave de cada una de donde una es PK y la otra UK</text:span></text:p>
        </text:list-item>
      </text:list>
      <text:p text:style-name="P24"/>
      <text:p text:style-name="P48">Generalización/Especificación</text:p>
      <text:p text:style-name="P50"/>
      <text:p text:style-name="P28">Los subtupos nos tienen muchos atributos y no tienen relacionones con otras entidades</text:p>
      <text:list xml:id="list4270238386" text:style-name="L4">
        <text:list-item>
          <text:p text:style-name="P29">Si consideramos que no hay más subtipos <text:s/>y estos no van a cambiar lo representamos como un atributo en el supertipo y los subtipos desaparecen.</text:p>
        </text:list-item>
        <text:list-item>
          <text:p text:style-name="P29">Si consideramos que los subtipos no representan la totalidad de los subtipos y estos son variables, se crea una tabla “<text:span text:style-name="T11">tipo_de_subtipo” con un código y descripción y nos llevamos el código a la tabla supertipo.</text:span></text:p>
        </text:list-item>
        <text:list-item>
          <text:p text:style-name="P30">El supertipo tiene pocos atributos, no tiene relaciones, no representamos el supertipo y duplicamos los atributos del supertipo en los subipos.</text:p>
        </text:list-item>
        <text:list-item>
          <text:p text:style-name="P31">Tanto supertipo como subtipo tienen atributos diferenciados y relaciones con otras entidades. Una tabla para cada subtipo y para cada supertipo. La del supertipo se propaga a las del subtipo y es clave primaria o alternativa</text:p>
        </text:list-item>
      </text:list>
      <text:p text:style-name="P32"/>
      <text:p text:style-name="P46">Ternarias</text:p>
      <text:p text:style-name="P32">Todas tienen 4 tablas</text:p>
      <text:list xml:id="list2283666885" text:style-name="L5">
        <text:list-item>
          <text:p text:style-name="P33">1:1:1<text:tab/>- Tres claves con (A,B)(B,C)(A,C) → 1PK las otras dos UK</text:p>
        </text:list-item>
        <text:list-item>
          <text:p text:style-name="P33">1:1:N<text:tab/>- <text:span text:style-name="T12">Dos claves donde l clave primaria de la entidad N tiene que estar. Se elige una com PK y la otra como UK</text:span></text:p>
        </text:list-item>
        <text:list-item>
          <text:p text:style-name="P34">1:N:N<text:tab/>-Una clave con todas las claves primarias de las entidades N. La clave de la entidad 1 como PK</text:p>
        </text:list-item>
        <text:list-item>
          <text:p text:style-name="P34">N:N:N<text:tab/>-Una clave con las claves primarias de todas las entidades</text:p>
        </text:list-item>
      </text:list>
      <text:p text:style-name="P28"/>
      <text:p text:style-name="P28"/>
      <text:p text:style-name="P47">Restricion de existencia</text:p>
      <text:p text:style-name="P35"/>
      <text:p text:style-name="P35">Una entidad debil necesita de otra entidad</text:p>
      <text:p text:style-name="P35">La cardinalidad (1,1) de la entidad a la que está enfrentada indica que la entidad en cuestion es de existencia.</text:p>
      <text:p text:style-name="P35">Este caso de da en relaciones 1:N</text:p>
      <text:p text:style-name="P35"/>
      <text:p text:style-name="P47">Restincion de identificación</text:p>
      <text:p text:style-name="P35"/>
      <text:p text:style-name="P35">Una entidad que con su clave primaria no permite identificarla claramente. Hay que emplear la calve primaria de la entidad con la que está enfrentada. </text:p>
      <text:p text:style-name="P36">A la entidad que no puede identificarse sola se le añade in “id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7:13:29.106239622</meta:creation-date>
    <dc:date>2024-11-12T20:28:28.089380404</dc:date>
    <meta:editing-duration>PT26M27S</meta:editing-duration>
    <meta:editing-cycles>8</meta:editing-cycles>
    <meta:generator>LibreOffice/7.3.7.2$Linux_X86_64 LibreOffice_project/30$Build-2</meta:generator>
    <meta:document-statistic meta:table-count="2" meta:image-count="0" meta:object-count="0" meta:page-count="3" meta:paragraph-count="76" meta:word-count="585" meta:character-count="3020" meta:non-whitespace-character-count="2512"/>
  </office:meta>
</office:document-meta>
</file>